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10d_10secs</text:p>
          </table:table-cell>
          <table:covered-table-cell table:number-columns-repeated="2"/>
          <table:covered-table-cell table:style-name="ce2"/>
          <table:covered-table-cell table:number-columns-repeated="5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gbc</text:p>
          </table:table-cell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.87012987012987" calcext:value-type="float">
            <text:p>1.87012987012987</text:p>
          </table:table-cell>
          <table:table-cell office:value-type="float" office:value="0.294372294372294" calcext:value-type="float">
            <text:p>0.294372294372294</text:p>
          </table:table-cell>
          <table:table-cell office:value-type="float" office:value="0.826839826839827" calcext:value-type="float">
            <text:p>0.826839826839827</text:p>
          </table:table-cell>
          <table:table-cell office:value-type="float" office:value="1.33766233766234" calcext:value-type="float">
            <text:p>1.33766233766234</text:p>
          </table:table-cell>
          <table:table-cell table:style-name="Default" office:value-type="float" office:value="2.93073593073593" calcext:value-type="float">
            <text:p>2.93073593073593</text:p>
          </table:table-cell>
          <table:table-cell table:style-name="Default" office:value-type="float" office:value="4.76623376623377" calcext:value-type="float">
            <text:p>4.76623376623377</text:p>
          </table:table-cell>
          <table:table-cell table:style-name="ce6" office:value-type="float" office:value="5.1038961038961" calcext:value-type="float">
            <text:p>5.1038961038961</text:p>
          </table:table-cell>
          <table:table-cell table:style-name="Default" office:value-type="float" office:value="3.88744588744589" calcext:value-type="float">
            <text:p>3.88744588744589</text:p>
          </table:table-cell>
          <table:table-cell table:style-name="Default" office:value-type="float" office:value="1.57575757575758" calcext:value-type="float">
            <text:p>1.57575757575758</text:p>
          </table:table-cell>
          <table:table-cell office:value-type="float" office:value="30" calcext:value-type="float">
            <text:p>30</text:p>
          </table:table-cell>
          <table:table-cell table:formula="of:=SUM([.A3:.I3])/9" office:value-type="float" office:value="2.51034151034151" calcext:value-type="float">
            <text:p>2.51034151034151</text:p>
          </table:table-cell>
          <table:table-cell table:formula="of:=MAXA([.A3:.I3])" office:value-type="float" office:value="5.1038961038961" calcext:value-type="float">
            <text:p>5.1038961038961</text:p>
          </table:table-cell>
        </table:table-row>
        <table:table-row table:style-name="ro1">
          <table:table-cell office:value-type="float" office:value="-0.111827956989247" calcext:value-type="float">
            <text:p>-0.111827956989247</text:p>
          </table:table-cell>
          <table:table-cell office:value-type="float" office:value="0.563440860215054" calcext:value-type="float">
            <text:p>0.563440860215054</text:p>
          </table:table-cell>
          <table:table-cell office:value-type="float" office:value="1.89247311827957" calcext:value-type="float">
            <text:p>1.89247311827957</text:p>
          </table:table-cell>
          <table:table-cell office:value-type="float" office:value="0.150537634408602" calcext:value-type="float">
            <text:p>0.150537634408602</text:p>
          </table:table-cell>
          <table:table-cell table:style-name="Default" office:value-type="float" office:value="2.75268817204301" calcext:value-type="float">
            <text:p>2.75268817204301</text:p>
          </table:table-cell>
          <table:table-cell office:value-type="float" office:value="5.50967741935484" calcext:value-type="float">
            <text:p>5.50967741935484</text:p>
          </table:table-cell>
          <table:table-cell table:style-name="Default" office:value-type="float" office:value="5.18279569892473" calcext:value-type="float">
            <text:p>5.18279569892473</text:p>
          </table:table-cell>
          <table:table-cell table:style-name="Default" office:value-type="float" office:value="4.74838709677419" calcext:value-type="float">
            <text:p>4.74838709677419</text:p>
          </table:table-cell>
          <table:table-cell table:style-name="Default" office:value-type="float" office:value="4.04301075268817" calcext:value-type="float">
            <text:p>4.04301075268817</text:p>
          </table:table-cell>
          <table:table-cell office:value-type="float" office:value="15" calcext:value-type="float">
            <text:p>15</text:p>
          </table:table-cell>
          <table:table-cell table:formula="of:=SUM([.A4:.I4])/9" office:value-type="float" office:value="2.7479091995221" calcext:value-type="float">
            <text:p>2.7479091995221</text:p>
          </table:table-cell>
          <table:table-cell table:formula="of:=MAXA([.A4:.I4])" office:value-type="float" office:value="5.50967741935484" calcext:value-type="float">
            <text:p>5.50967741935484</text:p>
          </table:table-cell>
        </table:table-row>
        <table:table-row table:style-name="ro1">
          <table:table-cell office:value-type="float" office:value="0.463519313304721" calcext:value-type="float">
            <text:p>0.463519313304721</text:p>
          </table:table-cell>
          <table:table-cell office:value-type="float" office:value="0.313304721030043" calcext:value-type="float">
            <text:p>0.313304721030043</text:p>
          </table:table-cell>
          <table:table-cell office:value-type="float" office:value="0.660944206008584" calcext:value-type="float">
            <text:p>0.660944206008584</text:p>
          </table:table-cell>
          <table:table-cell office:value-type="float" office:value="1.04721030042918" calcext:value-type="float">
            <text:p>1.04721030042918</text:p>
          </table:table-cell>
          <table:table-cell table:style-name="Default" office:value-type="float" office:value="2.58369098712446" calcext:value-type="float">
            <text:p>2.58369098712446</text:p>
          </table:table-cell>
          <table:table-cell table:style-name="Default" office:value-type="float" office:value="5.29613733905579" calcext:value-type="float">
            <text:p>5.29613733905579</text:p>
          </table:table-cell>
          <table:table-cell table:style-name="ce6" office:value-type="float" office:value="5.70815450643777" calcext:value-type="float">
            <text:p>5.70815450643777</text:p>
          </table:table-cell>
          <table:table-cell table:style-name="Default" office:value-type="float" office:value="4.73819742489271" calcext:value-type="float">
            <text:p>4.73819742489271</text:p>
          </table:table-cell>
          <table:table-cell table:style-name="Default" office:value-type="float" office:value="4.44635193133047" calcext:value-type="float">
            <text:p>4.44635193133047</text:p>
          </table:table-cell>
          <table:table-cell office:value-type="float" office:value="10" calcext:value-type="float">
            <text:p>10</text:p>
          </table:table-cell>
          <table:table-cell table:formula="of:=SUM([.A5:.I5])/9" office:value-type="float" office:value="2.80639008106819" calcext:value-type="float">
            <text:p>2.80639008106819</text:p>
          </table:table-cell>
          <table:table-cell table:formula="of:=MAXA([.A5:.I5])" office:value-type="float" office:value="5.70815450643777" calcext:value-type="float">
            <text:p>5.70815450643777</text:p>
          </table:table-cell>
        </table:table-row>
        <table:table-row table:style-name="ro1">
          <table:table-cell office:value-type="float" office:value="-0.274089935760171" calcext:value-type="float">
            <text:p>-0.274089935760171</text:p>
          </table:table-cell>
          <table:table-cell office:value-type="float" office:value="-0.012847965738758" calcext:value-type="float">
            <text:p>-0.012847965738758</text:p>
          </table:table-cell>
          <table:table-cell office:value-type="float" office:value="1.40899357601713" calcext:value-type="float">
            <text:p>1.40899357601713</text:p>
          </table:table-cell>
          <table:table-cell office:value-type="float" office:value="-0.509635974304069" calcext:value-type="float">
            <text:p>-0.509635974304069</text:p>
          </table:table-cell>
          <table:table-cell table:style-name="Default" office:value-type="float" office:value="0.91220556745182" calcext:value-type="float">
            <text:p>0.91220556745182</text:p>
          </table:table-cell>
          <table:table-cell table:style-name="Default" office:value-type="float" office:value="5.16488222698073" calcext:value-type="float">
            <text:p>5.16488222698073</text:p>
          </table:table-cell>
          <table:table-cell table:style-name="Default" office:value-type="float" office:value="5.33618843683084" calcext:value-type="float">
            <text:p>5.33618843683084</text:p>
          </table:table-cell>
          <table:table-cell table:style-name="ce6" office:value-type="float" office:value="5.3576017130621" calcext:value-type="float">
            <text:p>5.3576017130621</text:p>
          </table:table-cell>
          <table:table-cell table:style-name="Default" office:value-type="float" office:value="5.34903640256959" calcext:value-type="float">
            <text:p>5.34903640256959</text:p>
          </table:table-cell>
          <table:table-cell office:value-type="float" office:value="2" calcext:value-type="float">
            <text:p>2</text:p>
          </table:table-cell>
          <table:table-cell table:formula="of:=SUM([.A6:.I6])/9" office:value-type="float" office:value="2.52581489412325" calcext:value-type="float">
            <text:p>2.52581489412325</text:p>
          </table:table-cell>
          <table:table-cell table:formula="of:=MAXA([.A6:.I6])" office:value-type="float" office:value="5.3576017130621" calcext:value-type="float">
            <text:p>5.3576017130621</text:p>
          </table:table-cell>
        </table:table-row>
        <table:table-row table:style-name="ro1">
          <table:table-cell office:value-type="float" office:value="0.141206675224647" calcext:value-type="float">
            <text:p>0.141206675224647</text:p>
          </table:table-cell>
          <table:table-cell office:value-type="float" office:value="-0.569105691056911" calcext:value-type="float">
            <text:p>-0.569105691056911</text:p>
          </table:table-cell>
          <table:table-cell office:value-type="float" office:value="0.457851946940522" calcext:value-type="float">
            <text:p>0.457851946940522</text:p>
          </table:table-cell>
          <table:table-cell office:value-type="float" office:value="-0.124090714591356" calcext:value-type="float">
            <text:p>-0.124090714591356</text:p>
          </table:table-cell>
          <table:table-cell table:style-name="Default" office:value-type="float" office:value="1.42490372272144" calcext:value-type="float">
            <text:p>1.42490372272144</text:p>
          </table:table-cell>
          <table:table-cell table:style-name="Default" office:value-type="float" office:value="5.20753102267865" calcext:value-type="float">
            <text:p>5.20753102267865</text:p>
          </table:table-cell>
          <table:table-cell table:style-name="Default" office:value-type="float" office:value="5.27171587505349" calcext:value-type="float">
            <text:p>5.27171587505349</text:p>
          </table:table-cell>
          <table:table-cell table:style-name="Default" office:value-type="float" office:value="5.47282841249465" calcext:value-type="float">
            <text:p>5.47282841249465</text:p>
          </table:table-cell>
          <table:table-cell table:style-name="ce6" office:value-type="float" office:value="5.49850235344459" calcext:value-type="float">
            <text:p>5.49850235344459</text:p>
          </table:table-cell>
          <table:table-cell office:value-type="float" office:value="3" calcext:value-type="float">
            <text:p>3</text:p>
          </table:table-cell>
          <table:table-cell table:formula="of:=SUM([.A7:.I7])/9" office:value-type="float" office:value="2.5312604003233" calcext:value-type="float">
            <text:p>2.5312604003233</text:p>
          </table:table-cell>
          <table:table-cell table:formula="of:=MAXA([.A7:.I7])" office:value-type="float" office:value="5.49850235344459" calcext:value-type="float">
            <text:p>5.49850235344459</text:p>
          </table:table-cell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2" table:number-rows-spanned="1">
            <text:p>1m_10secs</text:p>
          </table:table-cell>
          <table:covered-table-cell table:number-columns-repeated="2"/>
          <table:covered-table-cell table:style-name="ce2"/>
          <table:covered-table-cell table:number-columns-repeated="5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gbc</text:p>
          </table:table-cell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-0.0432900432900433" calcext:value-type="float">
            <text:p>-0.043290043290043</text:p>
          </table:table-cell>
          <table:table-cell office:value-type="float" office:value="0.907123179850453" calcext:value-type="float">
            <text:p>0.907123179850453</text:p>
          </table:table-cell>
          <table:table-cell office:value-type="float" office:value="0.491932310114128" calcext:value-type="float">
            <text:p>0.491932310114128</text:p>
          </table:table-cell>
          <table:table-cell office:value-type="float" office:value="0.234159779614325" calcext:value-type="float">
            <text:p>0.234159779614325</text:p>
          </table:table-cell>
          <table:table-cell office:value-type="float" office:value="3.06178669815033" calcext:value-type="float">
            <text:p>3.06178669815033</text:p>
          </table:table-cell>
          <table:table-cell office:value-type="float" office:value="5.38764266036993" calcext:value-type="float">
            <text:p>5.38764266036993</text:p>
          </table:table-cell>
          <table:table-cell office:value-type="float" office:value="4.9547422274695" calcext:value-type="float">
            <text:p>4.9547422274695</text:p>
          </table:table-cell>
          <table:table-cell office:value-type="float" office:value="2.48130657221566" calcext:value-type="float">
            <text:p>2.48130657221566</text:p>
          </table:table-cell>
          <table:table-cell office:value-type="float" office:value="1.57418339236521" calcext:value-type="float">
            <text:p>1.57418339236521</text:p>
          </table:table-cell>
          <table:table-cell office:value-type="float" office:value="30" calcext:value-type="float">
            <text:p>30</text:p>
          </table:table-cell>
          <table:table-cell table:formula="of:=SUM([.A12:.I12])/9" office:value-type="float" office:value="2.11662075298439" calcext:value-type="float">
            <text:p>2.11662075298439</text:p>
          </table:table-cell>
          <table:table-cell table:formula="of:=MAXA([.A12:.I12])" office:value-type="float" office:value="5.38764266036993" calcext:value-type="float">
            <text:p>5.38764266036993</text:p>
          </table:table-cell>
        </table:table-row>
        <table:table-row table:style-name="ro1">
          <table:table-cell office:value-type="float" office:value="0.639296187683285" calcext:value-type="float">
            <text:p>0.639296187683285</text:p>
          </table:table-cell>
          <table:table-cell office:value-type="float" office:value="1.04594330400782" calcext:value-type="float">
            <text:p>1.04594330400782</text:p>
          </table:table-cell>
          <table:table-cell office:value-type="float" office:value="1.79863147605083" calcext:value-type="float">
            <text:p>1.79863147605083</text:p>
          </table:table-cell>
          <table:table-cell office:value-type="float" office:value="0.504398826979472" calcext:value-type="float">
            <text:p>0.504398826979472</text:p>
          </table:table-cell>
          <table:table-cell office:value-type="float" office:value="2.67839687194526" calcext:value-type="float">
            <text:p>2.67839687194526</text:p>
          </table:table-cell>
          <table:table-cell office:value-type="float" office:value="5.45650048875855" calcext:value-type="float">
            <text:p>5.45650048875855</text:p>
          </table:table-cell>
          <table:table-cell office:value-type="float" office:value="4.56304985337243" calcext:value-type="float">
            <text:p>4.56304985337243</text:p>
          </table:table-cell>
          <table:table-cell office:value-type="float" office:value="4.66862170087977" calcext:value-type="float">
            <text:p>4.66862170087977</text:p>
          </table:table-cell>
          <table:table-cell office:value-type="float" office:value="4.08602150537635" calcext:value-type="float">
            <text:p>4.08602150537635</text:p>
          </table:table-cell>
          <table:table-cell office:value-type="float" office:value="15" calcext:value-type="float">
            <text:p>15</text:p>
          </table:table-cell>
          <table:table-cell table:formula="of:=SUM([.A13:.I13])/9" office:value-type="float" office:value="2.82676224611708" calcext:value-type="float">
            <text:p>2.82676224611708</text:p>
          </table:table-cell>
          <table:table-cell table:formula="of:=MAXA([.A13:.I13])" office:value-type="float" office:value="5.45650048875855" calcext:value-type="float">
            <text:p>5.45650048875855</text:p>
          </table:table-cell>
        </table:table-row>
        <table:table-row table:style-name="ro1">
          <table:table-cell office:value-type="float" office:value="0.719859539602029" calcext:value-type="float">
            <text:p>0.719859539602029</text:p>
          </table:table-cell>
          <table:table-cell office:value-type="float" office:value="0.458447132266875" calcext:value-type="float">
            <text:p>0.458447132266875</text:p>
          </table:table-cell>
          <table:table-cell office:value-type="float" office:value="0.591104174795162" calcext:value-type="float">
            <text:p>0.591104174795162</text:p>
          </table:table-cell>
          <table:table-cell office:value-type="float" office:value="0.823253999219664" calcext:value-type="float">
            <text:p>0.823253999219664</text:p>
          </table:table-cell>
          <table:table-cell office:value-type="float" office:value="2.75068279360125" calcext:value-type="float">
            <text:p>2.75068279360125</text:p>
          </table:table-cell>
          <table:table-cell office:value-type="float" office:value="5.69254779555209" calcext:value-type="float">
            <text:p>5.69254779555209</text:p>
          </table:table-cell>
          <table:table-cell office:value-type="float" office:value="5.0975419430355" calcext:value-type="float">
            <text:p>5.0975419430355</text:p>
          </table:table-cell>
          <table:table-cell office:value-type="float" office:value="3.87826765509169" calcext:value-type="float">
            <text:p>3.87826765509169</text:p>
          </table:table-cell>
          <table:table-cell office:value-type="float" office:value="4.12797502926258" calcext:value-type="float">
            <text:p>4.12797502926258</text:p>
          </table:table-cell>
          <table:table-cell office:value-type="float" office:value="10" calcext:value-type="float">
            <text:p>10</text:p>
          </table:table-cell>
          <table:table-cell table:formula="of:=SUM([.A14:.I14])/9" office:value-type="float" office:value="2.68218667360298" calcext:value-type="float">
            <text:p>2.68218667360298</text:p>
          </table:table-cell>
          <table:table-cell table:formula="of:=MAXA([.A14:.I14])" office:value-type="float" office:value="5.69254779555209" calcext:value-type="float">
            <text:p>5.69254779555209</text:p>
          </table:table-cell>
        </table:table-row>
        <table:table-row table:style-name="ro1">
          <table:table-cell office:value-type="float" office:value="0.142106287716566" calcext:value-type="float">
            <text:p>0.142106287716566</text:p>
          </table:table-cell>
          <table:table-cell office:value-type="float" office:value="0.0837064434494842" calcext:value-type="float">
            <text:p>0.083706443449484</text:p>
          </table:table-cell>
          <table:table-cell office:value-type="float" office:value="0.700798131204983" calcext:value-type="float">
            <text:p>0.700798131204983</text:p>
          </table:table-cell>
          <table:table-cell office:value-type="float" office:value="-0.101226396729609" calcext:value-type="float">
            <text:p>-0.101226396729609</text:p>
          </table:table-cell>
          <table:table-cell office:value-type="float" office:value="1.35098306404516" calcext:value-type="float">
            <text:p>1.35098306404516</text:p>
          </table:table-cell>
          <table:table-cell office:value-type="float" office:value="5.29102589059763" calcext:value-type="float">
            <text:p>5.29102589059763</text:p>
          </table:table-cell>
          <table:table-cell office:value-type="float" office:value="4.82772045941211" calcext:value-type="float">
            <text:p>4.82772045941211</text:p>
          </table:table-cell>
          <table:table-cell office:value-type="float" office:value="4.17169554214522" calcext:value-type="float">
            <text:p>4.17169554214522</text:p>
          </table:table-cell>
          <table:table-cell office:value-type="float" office:value="4.37804165855558" calcext:value-type="float">
            <text:p>4.37804165855558</text:p>
          </table:table-cell>
          <table:table-cell office:value-type="float" office:value="5" calcext:value-type="float">
            <text:p>5</text:p>
          </table:table-cell>
          <table:table-cell table:formula="of:=SUM([.A15:.I15])/9" office:value-type="float" office:value="2.31609456448857" calcext:value-type="float">
            <text:p>2.31609456448857</text:p>
          </table:table-cell>
          <table:table-cell table:formula="of:=MAXA([.A15:.I15])" office:value-type="float" office:value="5.29102589059763" calcext:value-type="float">
            <text:p>5.29102589059763</text:p>
          </table:table-cell>
        </table:table-row>
        <table:table-row table:style-name="ro1">
          <table:table-cell office:value-type="float" office:value="1.18448396661203" calcext:value-type="float">
            <text:p>1.18448396661203</text:p>
          </table:table-cell>
          <table:table-cell office:value-type="float" office:value="0.727402450733713" calcext:value-type="float">
            <text:p>0.727402450733713</text:p>
          </table:table-cell>
          <table:table-cell office:value-type="float" office:value="1.8205305323269" calcext:value-type="float">
            <text:p>1.8205305323269</text:p>
          </table:table-cell>
          <table:table-cell office:value-type="float" office:value="1.24089644125517" calcext:value-type="float">
            <text:p>1.24089644125517</text:p>
          </table:table-cell>
          <table:table-cell office:value-type="float" office:value="1.83995703160564" calcext:value-type="float">
            <text:p>1.83995703160564</text:p>
          </table:table-cell>
          <table:table-cell office:value-type="float" office:value="5.56657656214748" calcext:value-type="float">
            <text:p>5.56657656214748</text:p>
          </table:table-cell>
          <table:table-cell office:value-type="float" office:value="4.99084184454098" calcext:value-type="float">
            <text:p>4.99084184454098</text:p>
          </table:table-cell>
          <table:table-cell office:value-type="float" office:value="3.98921662638821" calcext:value-type="float">
            <text:p>3.98921662638821</text:p>
          </table:table-cell>
          <table:table-cell office:value-type="float" office:value="4.40934224356753" calcext:value-type="float">
            <text:p>4.40934224356753</text:p>
          </table:table-cell>
          <table:table-cell office:value-type="float" office:value="3" calcext:value-type="float">
            <text:p>3</text:p>
          </table:table-cell>
          <table:table-cell table:formula="of:=SUM([.A16:.I16])/9" office:value-type="float" office:value="2.86324974435307" calcext:value-type="float">
            <text:p>2.86324974435307</text:p>
          </table:table-cell>
          <table:table-cell table:formula="of:=MAXA([.A16:.I16])" office:value-type="float" office:value="5.56657656214748" calcext:value-type="float">
            <text:p>5.56657656214748</text:p>
          </table:table-cell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formula="of:=SUM([.A17:.I17])/9" office:value-type="float" office:value="0" calcext:value-type="float">
            <text:p>0</text:p>
          </table:table-cell>
          <table:table-cell table:formula="of:=MAXA([.A17:.I1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2" table:number-rows-spanned="1">
            <text:p>5m_10secs</text:p>
          </table:table-cell>
          <table:covered-table-cell table:number-columns-repeated="2"/>
          <table:covered-table-cell table:style-name="ce2"/>
          <table:covered-table-cell table:number-columns-repeated="5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dtg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gbc</text:p>
          </table:table-cell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qda</text:p>
          </table:table-cell>
          <table:table-cell office:value-type="string" calcext:value-type="string">
            <text:p>num fea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.676930907240107" calcext:value-type="float">
            <text:p>0.676930907240107</text:p>
          </table:table-cell>
          <table:table-cell office:value-type="float" office:value="0.735038384866607" calcext:value-type="float">
            <text:p>0.735038384866607</text:p>
          </table:table-cell>
          <table:table-cell office:value-type="float" office:value="0.592950757093778" calcext:value-type="float">
            <text:p>0.592950757093778</text:p>
          </table:table-cell>
          <table:table-cell office:value-type="float" office:value="0.58489205581711" calcext:value-type="float">
            <text:p>0.58489205581711</text:p>
          </table:table-cell>
          <table:table-cell office:value-type="float" office:value="2.64622301395428" calcext:value-type="float">
            <text:p>2.64622301395428</text:p>
          </table:table-cell>
          <table:table-cell office:value-type="float" office:value="5.33570852949909" calcext:value-type="float">
            <text:p>5.33570852949909</text:p>
          </table:table-cell>
          <table:table-cell office:value-type="float" office:value="4.23505959197523" calcext:value-type="float">
            <text:p>4.23505959197523</text:p>
          </table:table-cell>
          <table:table-cell office:value-type="float" office:value="1.66263731602833" calcext:value-type="float">
            <text:p>1.66263731602833</text:p>
          </table:table-cell>
          <table:table-cell office:value-type="float" office:value="1.31314416592442" calcext:value-type="float">
            <text:p>1.31314416592442</text:p>
          </table:table-cell>
          <table:table-cell office:value-type="float" office:value="30" calcext:value-type="float">
            <text:p>30</text:p>
          </table:table-cell>
          <table:table-cell table:formula="of:=SUM([.A21:.I21])/9" office:value-type="float" office:value="1.97584274693322" calcext:value-type="float">
            <text:p>1.97584274693322</text:p>
          </table:table-cell>
          <table:table-cell table:formula="of:=MAXA([.A21:.I21])" office:value-type="float" office:value="5.33570852949909" calcext:value-type="float">
            <text:p>5.33570852949909</text:p>
          </table:table-cell>
        </table:table-row>
        <table:table-row table:style-name="ro1">
          <table:table-cell office:value-type="float" office:value="0.581926974696079" calcext:value-type="float">
            <text:p>0.581926974696079</text:p>
          </table:table-cell>
          <table:table-cell office:value-type="float" office:value="0.621958156880096" calcext:value-type="float">
            <text:p>0.621958156880096</text:p>
          </table:table-cell>
          <table:table-cell office:value-type="float" office:value="0.765649031877462" calcext:value-type="float">
            <text:p>0.765649031877462</text:p>
          </table:table-cell>
          <table:table-cell office:value-type="float" office:value="0.706234329899079" calcext:value-type="float">
            <text:p>0.706234329899079</text:p>
          </table:table-cell>
          <table:table-cell office:value-type="float" office:value="2.94545224701346" calcext:value-type="float">
            <text:p>2.94545224701346</text:p>
          </table:table-cell>
          <table:table-cell office:value-type="float" office:value="5.10250089543434" calcext:value-type="float">
            <text:p>5.10250089543434</text:p>
          </table:table-cell>
          <table:table-cell office:value-type="float" office:value="4.41944251311548" calcext:value-type="float">
            <text:p>4.41944251311548</text:p>
          </table:table-cell>
          <table:table-cell office:value-type="float" office:value="2.43473863851842" calcext:value-type="float">
            <text:p>2.43473863851842</text:p>
          </table:table-cell>
          <table:table-cell office:value-type="float" office:value="2.18696668984261" calcext:value-type="float">
            <text:p>2.18696668984261</text:p>
          </table:table-cell>
          <table:table-cell office:value-type="float" office:value="15" calcext:value-type="float">
            <text:p>15</text:p>
          </table:table-cell>
          <table:table-cell table:formula="of:=SUM([.A22:.I22])/9" office:value-type="float" office:value="2.19609660858634" calcext:value-type="float">
            <text:p>2.19609660858634</text:p>
          </table:table-cell>
          <table:table-cell table:formula="of:=MAXA([.A22:.I22])" office:value-type="float" office:value="5.10250089543434" calcext:value-type="float">
            <text:p>5.10250089543434</text:p>
          </table:table-cell>
        </table:table-row>
        <table:table-row table:style-name="ro1">
          <table:table-cell office:value-type="float" office:value="0.642475717949796" calcext:value-type="float">
            <text:p>0.642475717949796</text:p>
          </table:table-cell>
          <table:table-cell office:value-type="float" office:value="0.282975234411134" calcext:value-type="float">
            <text:p>0.282975234411134</text:p>
          </table:table-cell>
          <table:table-cell office:value-type="float" office:value="0.794685279401253" calcext:value-type="float">
            <text:p>0.794685279401253</text:p>
          </table:table-cell>
          <table:table-cell office:value-type="float" office:value="0.612201993020225" calcext:value-type="float">
            <text:p>0.612201993020225</text:p>
          </table:table-cell>
          <table:table-cell office:value-type="float" office:value="2.32519026195181" calcext:value-type="float">
            <text:p>2.32519026195181</text:p>
          </table:table-cell>
          <table:table-cell office:value-type="float" office:value="4.90182062817979" calcext:value-type="float">
            <text:p>4.90182062817979</text:p>
          </table:table-cell>
          <table:table-cell office:value-type="float" office:value="4.65963082874322" calcext:value-type="float">
            <text:p>4.65963082874322</text:p>
          </table:table-cell>
          <table:table-cell office:value-type="float" office:value="3.91666316276332" calcext:value-type="float">
            <text:p>3.91666316276332</text:p>
          </table:table-cell>
          <table:table-cell office:value-type="float" office:value="3.67405289492495" calcext:value-type="float">
            <text:p>3.67405289492495</text:p>
          </table:table-cell>
          <table:table-cell office:value-type="float" office:value="10" calcext:value-type="float">
            <text:p>10</text:p>
          </table:table-cell>
          <table:table-cell table:formula="of:=SUM([.A23:.I23])/9" office:value-type="float" office:value="2.42329955570506" calcext:value-type="float">
            <text:p>2.42329955570506</text:p>
          </table:table-cell>
          <table:table-cell table:formula="of:=MAXA([.A23:.I23])" office:value-type="float" office:value="4.90182062817979" calcext:value-type="float">
            <text:p>4.90182062817979</text:p>
          </table:table-cell>
        </table:table-row>
        <table:table-row table:style-name="ro1">
          <table:table-cell office:value-type="float" office:value="0.0709056200046152" calcext:value-type="float">
            <text:p>0.070905620004615</text:p>
          </table:table-cell>
          <table:table-cell office:value-type="float" office:value="0.261385806289203" calcext:value-type="float">
            <text:p>0.261385806289203</text:p>
          </table:table-cell>
          <table:table-cell office:value-type="float" office:value="0.853384799345487" calcext:value-type="float">
            <text:p>0.853384799345487</text:p>
          </table:table-cell>
          <table:table-cell office:value-type="float" office:value="0.158593635276595" calcext:value-type="float">
            <text:p>0.158593635276595</text:p>
          </table:table-cell>
          <table:table-cell office:value-type="float" office:value="1.15630703392142" calcext:value-type="float">
            <text:p>1.15630703392142</text:p>
          </table:table-cell>
          <table:table-cell office:value-type="float" office:value="5.21974448803205" calcext:value-type="float">
            <text:p>5.21974448803205</text:p>
          </table:table-cell>
          <table:table-cell office:value-type="float" office:value="4.76242421699637" calcext:value-type="float">
            <text:p>4.76242421699637</text:p>
          </table:table-cell>
          <table:table-cell office:value-type="float" office:value="3.75170446201934" calcext:value-type="float">
            <text:p>3.75170446201934</text:p>
          </table:table-cell>
          <table:table-cell office:value-type="float" office:value="3.78107365373723" calcext:value-type="float">
            <text:p>3.78107365373723</text:p>
          </table:table-cell>
          <table:table-cell office:value-type="float" office:value="5" calcext:value-type="float">
            <text:p>5</text:p>
          </table:table-cell>
          <table:table-cell table:formula="of:=SUM([.A24:.I24])/9" office:value-type="float" office:value="2.22394707951359" calcext:value-type="float">
            <text:p>2.22394707951359</text:p>
          </table:table-cell>
          <table:table-cell table:formula="of:=MAXA([.A24:.I24])" office:value-type="float" office:value="5.21974448803205" calcext:value-type="float">
            <text:p>5.21974448803205</text:p>
          </table:table-cell>
        </table:table-row>
        <table:table-row table:style-name="ro1">
          <table:table-cell office:value-type="float" office:value="-0.0414986951958501" calcext:value-type="float">
            <text:p>-0.04149869519585</text:p>
          </table:table-cell>
          <table:table-cell office:value-type="float" office:value="0.00712869937356584" calcext:value-type="float">
            <text:p>0.007128699373566</text:p>
          </table:table-cell>
          <table:table-cell office:value-type="float" office:value="0.600293536178914" calcext:value-type="float">
            <text:p>0.600293536178914</text:p>
          </table:table-cell>
          <table:table-cell office:value-type="float" office:value="-0.117373571712671" calcext:value-type="float">
            <text:p>-0.117373571712671</text:p>
          </table:table-cell>
          <table:table-cell office:value-type="float" office:value="0.428422215339781" calcext:value-type="float">
            <text:p>0.428422215339781</text:p>
          </table:table-cell>
          <table:table-cell office:value-type="float" office:value="5.13978051873762" calcext:value-type="float">
            <text:p>5.13978051873762</text:p>
          </table:table-cell>
          <table:table-cell office:value-type="float" office:value="4.54032809615917" calcext:value-type="float">
            <text:p>4.54032809615917</text:p>
          </table:table-cell>
          <table:table-cell office:value-type="float" office:value="4.06831109232871" calcext:value-type="float">
            <text:p>4.06831109232871</text:p>
          </table:table-cell>
          <table:table-cell office:value-type="float" office:value="3.98698779309846" calcext:value-type="float">
            <text:p>3.98698779309846</text:p>
          </table:table-cell>
          <table:table-cell office:value-type="float" office:value="3" calcext:value-type="float">
            <text:p>3</text:p>
          </table:table-cell>
          <table:table-cell table:formula="of:=SUM([.A25:.I25])/9" office:value-type="float" office:value="2.0680421871453" calcext:value-type="float">
            <text:p>2.0680421871453</text:p>
          </table:table-cell>
          <table:table-cell table:formula="of:=MAXA([.A25:.I25])" office:value-type="float" office:value="5.13978051873762" calcext:value-type="float">
            <text:p>5.1397805187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0:49:40.3121801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6:28:32.416198900</meta:creation-date>
    <dc:date>2021-07-07T11:27:26.834044574</dc:date>
    <meta:editing-duration>PT5H54M53S</meta:editing-duration>
    <meta:editing-cycles>16</meta:editing-cycles>
    <meta:generator>LibreOffice/6.1.6.3$Linux_X86_64 LibreOffice_project/10$Build-3</meta:generator>
    <meta:document-statistic meta:table-count="1" meta:cell-count="221" meta:object-count="0"/>
  </office:meta>
</office:document-meta>
</file>